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code">
      <style:text-properties style:font-name="Cambria" fo:font-size="12pt" style:font-size-asian="12pt" style:font-name-complex="Cambria" style:font-size-complex="12pt"/>
    </style:style>
    <style:style style:name="P5" style:family="paragraph" style:parent-style-name="Standard">
      <style:paragraph-properties fo:margin-left="0.5in" fo:margin-right="0in" fo:text-indent="0in" style:auto-text-indent="false"/>
    </style:style>
    <style:style style:name="P6" style:family="paragraph" style:parent-style-name="Standard" style:list-style-name="WW8Num5"/>
    <style:style style:name="P7" style:family="paragraph" style:parent-style-name="Standard" style:list-style-name="WW8Num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paragraph-properties fo:margin-left="0.5in" fo:margin-right="0in" fo:text-indent="0in" style:auto-text-indent="false"/>
    </style:style>
    <style:style style:name="P12" style:family="paragraph" style:parent-style-name="Heading" style:master-page-name="Standard">
      <style:paragraph-properties style:page-number="auto"/>
    </style:style>
    <style:style style:name="P13" style:family="paragraph" style:parent-style-name="List_20_Paragraph" style:list-style-name="WW8Num3">
      <style:paragraph-properties fo:margin-left="0in" fo:margin-right="0in" fo:text-indent="0in" style:auto-text-indent="false"/>
    </style:style>
    <style:style style:name="P14" style:family="paragraph" style:parent-style-name="List_20_Paragraph" style:list-style-name="WW8Num2">
      <style:paragraph-properties fo:margin-left="0in" fo:margin-right="0in" fo:text-indent="0in" style:auto-text-indent="false"/>
    </style:style>
    <style:style style:name="P15" style:family="paragraph" style:parent-style-name="List_20_Paragraph" style:list-style-name="WW8Num4">
      <style:paragraph-properties fo:margin-left="0in" fo:margin-right="0in" fo:text-indent="0in" style:auto-text-indent="false"/>
    </style:style>
    <style:style style:name="P16" style:family="paragraph" style:parent-style-name="code">
      <style:text-properties fo:font-weight="bold" style:font-weight-asian="bold"/>
    </style:style>
    <style:style style:name="P17" style:family="paragraph" style:parent-style-name="Heading_20_2">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xCAT Statelite Cookbook</text:p>
      <text:p text:style-name="Standard"><text:span text:style-name="Internet_20_link"/></text:p>
      <text:p text:style-name="Standard"><text:date style:data-style-name="N37" text:date-value="2010-02-15T18:03:30">02/15/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text:soft-page-break/>allows for images to be smaller, easier to manage, use less disk, less memory, and more agile.</text:p>
      <text:p text:style-name="Standard"/>
      <text:p text:style-name="P1">Disadvantages</text:p>
      <text:p text:style-name="Standard">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text:soft-page-break/></text:p>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1014639945" text:style-name="WW8Num3">
        <text:list-item>
          <text:p text:style-name="P13"><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3"><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3"><text:span text:style-name="T5">ro</text:span> – file <text:s/>will be read only. <text:s text:c="2"/>Generally this means that it will be linked to some place in the directory hierarchy specified in the litetree table. <text:s/>(Need more detail here??)</text:p>
        </text:list-item>
        <text:list-item>
          <text:p text:style-name="P13"><text:span text:style-name="T5">con</text:span> – The contents of the pathname are concatenated onto the contents of the existing file. <text:s/>For this directive the searching in <text:soft-page-break/>the litetree hierarchy does not stop when the first match is found. <text:s/>Con is similar to tmpfs, but all files found in the hierarchy will be concatenated to the file when found. <text:s/></text:p>
        </text:list-item>
      </text:list>
      <text:p text:style-name="Standard"/>
      <text:p text:style-name="P1">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Standard"/>
      <text:p text:style-name="P1">Sample Data for SLES11</text:p>
      <text:p text:style-name="Standard"/>
      <text:p text:style-name="code">#image,file,options,comments,disable</text:p>
      <text:p text:style-name="code">"ALL","/etc/inittab",,,</text:p>
      <text:p text:style-name="code"><text:soft-page-break/>"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ssh/",,,</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h text:style-name="Heading_20_2" text:outline-level="2">litetree</text:h>
      <text:p text:style-name="Standard"/>
      <text:p text:style-name="Standard">The litetree table controls where the initial content of the files in the litefile table come from. <text:s/>When a node boots up in statelite mode, it will by default copy all of its tmpfs files from the /.default directory of the root image. <text:s/>(How does the .default dir contents get there??) <text:s/>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text:soft-page-break/>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text:soft-page-break/>files.</text:p>
      <text:p text:style-name="Standard"/>
      <text:p text:style-name="Standard"><text:span text:style-name="T3">Note</text:span>: <text:s/>Do not name your persistent storage directory after the node name, as this will be placed in the directory automatically. <text:s text:c="2"/>If you do, then a directory named /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ext:p>
      <text:p text:style-name="Standard"/>
      <text:p text:style-name="code">chtab priority=4.7 policy.commands=litetree</text:p>
      <text:p text:style-name="code">chtab priority=4.8 policy.commands=litefile</text:p>
      <text:p text:style-name="Standard">This should happen automatically when xCAT is installed, but you may want to verify it if you experience problems booting.</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opt/xcat/share/xcat/netboot/sles/compute.pkglist test1.pkglist</text:p>
      <text:p text:style-name="code">vi test1.pkglist</text:p>
      <text:p text:style-name="Standard"/>
      <text:p text:style-name="Standard">You can then add more packages to the test1.pkglist.</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241489031" text:style-name="L3">
        <text:list-item>
          <text:p text:style-name="P8">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text:soft-page-break/></text:p>
      <text:list xml:id="list1941861483" text:style-name="L4">
        <text:list-item>
          <text:p text:style-name="P9">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5">Note: if some of these RPMs will need write permissions to files on the node, add those files or directories into the “litefile” table. </text:p>
      <text:p text:style-name="Standard"/>
      <text:list xml:id="list2115350546" text:style-name="L5">
        <text:list-item>
          <text:p text:style-name="P10">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5">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few statelite directories inside the image;</text:p>
      <text:p text:style-name="Standard"><text:soft-page-break/>/.statelite</text:p>
      <text:p text:style-name="Standard">/.default</text:p>
      <text:p text:style-name="Standard">/etc/init.d/statelite</text:p>
      <text:list xml:id="list129098123" text:style-name="WW8Num5">
        <text:list-item>
          <text:p text:style-name="P6">It will create a ramdisk and kernel that can be used to boot the initial node.</text:p>
        </text:list-item>
      </text:list>
      <text:p text:style-name="Standard"/>
      <text:p text:style-name="Standard">This image that you have created can be used for stateless or statelite booting. <text:s/></text:p>
      <text:h text:style-name="P17" text:outline-level="2">Modify statelite image</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do chroot to make changes or perform additional yum/zypper updates/install using the –installroot flag. <text:s/></text:p>
      <text:p text:style-name="Standard"/>
      <text:p text:style-name="Standard">For Red Hat it is necessary is to copy some passwd files and ssh settings from xCAT into the image:</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lt;os&gt;-&lt;arch&gt;-&lt;profile&gt;</text:h>
      <text:p text:style-name="Standard"/>
      <text:p text:style-name="Standard">The liteimg command will modify your statelite image (the image that genimage just created) by creating a series of links. <text:s/>Once you are satisfied your image contains what you want it to, run “liteimg &lt;os&gt;-&lt;arch&gt;-&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
      <text:p text:style-name="code">nodeset &lt;noderange&gt; statelite=centos5.3-x86_64-test1</text:p>
      <text:p text:style-name="code"/>
      <text:p text:style-name="P4">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4"><text:soft-page-break/>Run the following command to boot up the nodes into statelite mode:</text:p>
      <text:p text:style-name="P4"/>
      <text:p text:style-name="code">rnetboot &lt;noderange&gt;</text:p>
      <text:p text:style-name="P4"/>
      <text:p text:style-name="P4">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4"/>
      <text:p text:style-name="Standard">You can then use rcons or wcons to watch the node boot up.</text:p>
      <text:h text:style-name="Heading_20_1" text:outline-level="1">New Commands</text:h>
      <text:p text:style-name="Standard"/>
      <text:p text:style-name="Standard">The following commands are in /opt/xcat/bin:</text:p>
      <text:p text:style-name="P16"/>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text:soft-page-break/></text:p>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Debugging techniques</text:h>
      <text:p text:style-name="Standard"/>
      <text:list xml:id="list197476865" text:style-name="WW8Num4">
        <text:list-item>
          <text:p text:style-name="P15">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5">You can also set the machine to shell. <text:s/>Just add the word “shell” on the end of the pxeboot file of the node in the append line. This will make the init script in the initramfs pause 3 times before doing a switch_root.</text:p>
        </text:list-item>
        <text:list-item>
          <text:p text:style-name="P15">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Statelite Cookbook</dc:title>
    <meta:initial-creator>Vallard Benincosa</meta:initial-creator>
    <meta:creation-date>2010-02-03T13:22:00</meta:creation-date>
    <dc:creator>Bruce Potter</dc:creator>
    <dc:date>2010-02-15T18:03:30</dc:date>
    <meta:print-date>2010-01-27T18:01:00</meta:print-date>
    <meta:editing-cycles>27</meta:editing-cycles>
    <meta:editing-duration>PT34H28M45S</meta:editing-duration>
    <meta:document-statistic meta:table-count="0" meta:image-count="0" meta:object-count="0" meta:page-count="12" meta:paragraph-count="262" meta:word-count="2760" meta:character-count="19199"/>
    <meta:user-defined meta:name="Info 1"/>
    <meta:user-defined meta:name="Info 2"/>
    <meta:user-defined meta:name="Info 3"/>
    <meta:user-defined meta:name="Info 4"/>
  </office:meta>
</office:document-meta>
</file>